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2.3728in"/>
    </style:style>
    <style:style style:name="co16" style:family="table-column">
      <style:table-column-properties fo:break-before="auto" style:column-width="2.222in"/>
    </style:style>
    <style:style style:name="co17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covid-19-peru-fallecimien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_anuncio</text:p>
          </table:table-cell>
          <table:table-cell table:style-name="Default" office:value-type="string" calcext:value-type="string">
            <text:p>fecha_fallecimiento</text:p>
          </table:table-cell>
          <table:table-cell office:value-type="string" calcext:value-type="string">
            <text:p>fecha_ingres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región</text:p>
          </table:table-cell>
          <table:table-cell office:value-type="string" calcext:value-type="string">
            <text:p>viaje</text:p>
          </table:table-cell>
          <table:table-cell office:value-type="string" calcext:value-type="string">
            <text:p>fecha_retorno</text:p>
          </table:table-cell>
          <table:table-cell office:value-type="string" calcext:value-type="string">
            <text:p>contacto</text:p>
          </table:table-cell>
          <table:table-cell office:value-type="string" calcext:value-type="string">
            <text:p>contacto_origen</text:p>
          </table:table-cell>
          <table:table-cell office:value-type="string" calcext:value-type="string">
            <text:p>fecha_contacto</text:p>
          </table:table-cell>
          <table:table-cell office:value-type="string" calcext:value-type="string">
            <text:p>lugar_fallecimiento</text:p>
          </table:table-cell>
          <table:table-cell office:value-type="string" calcext:value-type="string">
            <text:p>insuf_resp</text:p>
          </table:table-cell>
          <table:table-cell office:value-type="string" calcext:value-type="string">
            <text:p>neumonia</text:p>
          </table:table-cell>
          <table:table-cell office:value-type="string" calcext:value-type="string">
            <text:p>otros_sintomas</text:p>
          </table:table-cell>
          <table:table-cell office:value-type="string" calcext:value-type="string">
            <text:p>factore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 table:style-name="ce1" office:value-type="string" calcext:value-type="string">
            <text:p>2020-03-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ck séptico</text:p>
          </table:table-cell>
          <table:table-cell office:value-type="string" calcext:value-type="string">
            <text:p>asma;obesidad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2020-03-19</text:p>
          </table:table-cell>
          <table:table-cell table:style-name="Default"/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0</text:p>
          </table:table-cell>
          <table:table-cell table:style-name="ce1" office:value-type="string" calcext:value-type="string">
            <text:p>2020-03-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España</text:p>
          </table:table-cell>
          <table:table-cell table:number-columns-repeated="4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1</text:p>
          </table:table-cell>
          <table:table-cell table:style-name="ce1" office:value-type="string" calcext:value-type="string">
            <text:p>2020-03-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Piura</text:p>
          </table:table-cell>
          <table:table-cell table:number-columns-repeated="2"/>
          <table:table-cell office:value-type="string" calcext:value-type="string">
            <text:p>familiar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2020-03-24</text:p>
          </table:table-cell>
          <table:table-cell table:style-name="ce1" office:value-type="string" calcext:value-type="string">
            <text:p>2020-03-23</text:p>
          </table:table-cell>
          <table:table-cell table:style-name="ce1" office:value-type="string" calcext:value-type="string">
            <text:p>2020-03-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office:value-type="string" calcext:value-type="string">
            <text:p>laboral</text:p>
          </table:table-cell>
          <table:table-cell office:value-type="string" calcext:value-type="string">
            <text:p>Canadá</text:p>
          </table:table-cell>
          <table:table-cell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fección respiratori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table:style-name="ce1" office:value-type="string" calcext:value-type="string">
            <text:p>2020-03-2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España</text:p>
          </table:table-cell>
          <table:table-cell table:style-name="ce1"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usc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orbilidad</text:p>
          </table:table-cell>
          <table:table-cell office:value-type="string" calcext:value-type="string">
            <text:p>diabetes;enfermedades cardíacas</text:p>
          </table:table-cell>
          <table:table-cell office:value-type="string" calcext:value-type="string">
            <text:p>nacionalidad mexicana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2020-03-25</text:p>
          </table:table-cell>
          <table:table-cell table:style-name="ce1" office:value-type="string" calcext:value-type="string">
            <text:p>2020-03-2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suficiencia renal;bronquitis crónica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date" office:date-value="2020-03-26" calcext:value-type="date">
            <text:p>2020-03-26</text:p>
          </table:table-cell>
          <table:table-cell table:style-name="ce2" office:value-type="date" office:date-value="2020-03-21" calcext:value-type="date">
            <text:p>2020-03-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6" calcext:value-type="date">
            <text:p>2020-03-2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Hong Kong</text:p>
          </table:table-cell>
          <table:table-cell table:number-columns-repeated="4"/>
          <table:table-cell office:value-type="string" calcext:value-type="string">
            <text:p>casa</text:p>
          </table:table-cell>
          <table:table-cell table:number-columns-repeated="5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fermedad renal crónic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Ancash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 mórbida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diabetes;antecedentes de tuberculosi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cedentes de neumonía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date" office:date-value="2020-03-30" calcext:value-type="date">
            <text:p>2020-03-3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oret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5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8" calcext:value-type="date">
            <text:p>2020-03-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office:value-type="string" calcext:value-type="string">
            <text:p>diabetes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cedentes de HTA;desnutrición crónica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6" calcext:value-type="date">
            <text:p>2020-03-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sidad;asm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29" calcext:value-type="date">
            <text:p>2020-03-29</text:p>
          </table:table-cell>
          <table:table-cell table:style-name="ce2" office:value-type="date" office:date-value="2020-03-29" calcext:value-type="date">
            <text:p>2020-03-2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uficiencia renal crónica;cirrosis hepática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cas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mbalgia;alto consumo del alcohol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 table:style-name="ce2" office:value-type="date" office:date-value="2020-03-23" calcext:value-type="date">
            <text:p>2020-03-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date" office:date-value="2020-03-31" calcext:value-type="date">
            <text:p>2020-03-3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an Mart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7" calcext:value-type="date">
            <text:p>2020-03-2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enfermedad cerebro cardiovascul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brosis pulmonar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pertensión;diabetes mellitus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Callao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29" calcext:value-type="date">
            <text:p>2020-03-2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ambayeque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ipertensión;diabetes mellitu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Arequip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a Libertad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abetes mellitus;hemodializado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esidad;diabetes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3-30" calcext:value-type="date">
            <text:p>2020-03-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Junín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3-31" calcext:value-type="date">
            <text:p>2020-03-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Tumbes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pertensión arterial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abetes mellitus;hipertensión arterial;insuficiencia renal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ección respiratoria aguda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ck séptico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date" office:date-value="2020-04-01" calcext:value-type="date">
            <text:p>2020-04-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Lima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2"/>
          <table:table-cell office:value-type="string" calcext:value-type="string">
            <text:p>infección respiratoria aguda</text:p>
          </table:table-cell>
          <table:table-cell office:value-type="string" calcext:value-type="string">
            <text:p>obesidad</text:p>
          </table:table-cell>
          <table:table-cell/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4:59:05.099491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2T15:05:37.125434240</dc:date>
    <dc:creator>Jesus Castagnetto</dc:creator>
    <meta:editing-duration>PT1H12M18S</meta:editing-duration>
    <meta:editing-cycles>8</meta:editing-cycles>
    <meta:generator>LibreOffice/6.3.5.2$Linux_X86_64 LibreOffice_project/30$Build-2</meta:generator>
    <meta:document-statistic meta:table-count="1" meta:cell-count="525" meta:object-count="0"/>
  </office:meta>
</office:document-meta>
</file>